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DB000004DA7663043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" svg:font-family="'Open Sans'" style:font-family-generic="roman"/>
    <style:font-face style:name="Open Sans Light" svg:font-family="'Open Sans Light'" style:font-family-generic="roman"/>
    <style:font-face style:name="Open Sans Light1" svg:font-family="'Open Sans Light'" style:font-family-generic="system" style:font-pitch="variable"/>
    <style:font-face style:name="Open Sans SemiBold" svg:font-family="'Open Sans SemiBold'" style:font-family-generic="roman"/>
    <style:font-face style:name="Open Sans SemiBold1" svg:font-family="'Open Sans SemiBold'" style:font-family-generic="system" style:font-pitch="variable"/>
    <style:font-face style:name="Open Sans1" svg:font-family="'Open Sans'" style:font-family-generic="system" style:font-pitch="variable"/>
    <style:font-face style:name="Panton" svg:font-family="Panton" style:font-family-generic="roman"/>
    <style:font-face style:name="Times New Roman" svg:font-family="'Times New Roman'" style:font-family-generic="roman"/>
  </office:font-face-decls>
  <office:automatic-styles>
    <style:style style:name="Tabla1" style:family="table">
      <style:table-properties style:width="16.993cm" fo:margin-left="0cm" fo:margin-top="0cm" fo:margin-bottom="0cm" table:align="left" style:writing-mode="lr-tb"/>
    </style:style>
    <style:style style:name="Tabla1.A" style:family="table-column">
      <style:table-column-properties style:column-width="0.743cm"/>
    </style:style>
    <style:style style:name="Tabla1.B" style:family="table-column">
      <style:table-column-properties style:column-width="6.749cm"/>
    </style:style>
    <style:style style:name="Tabla1.C" style:family="table-column">
      <style:table-column-properties style:column-width="9.502cm"/>
    </style:style>
    <style:style style:name="Tabla1.1" style:family="table-row">
      <style:table-row-properties style:row-height="1.027cm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Tabla1.2" style:family="table-row">
      <style:table-row-properties style:row-height="2.237cm" fo:keep-together="auto"/>
    </style:style>
    <style:style style:name="Tabla1.A2" style:family="table-cell">
      <style:table-cell-properties fo:padding-left="0.191cm" fo:padding-right="0.191cm" fo:padding-top="0cm" fo:padding-bottom="0cm" fo:border="none" style:writing-mode="lr-tb"/>
    </style:style>
    <style:style style:name="Tabla1.B2" style:family="table-cell">
      <style:table-cell-properties fo:padding-left="0.191cm" fo:padding-right="0.191cm" fo:padding-top="0cm" fo:padding-bottom="0cm" fo:border="none" style:writing-mode="lr-tb"/>
    </style:style>
    <style:style style:name="Tabla1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" style:family="table">
      <style:table-properties style:width="16.993cm" fo:margin-left="0cm" fo:margin-top="0cm" fo:margin-bottom="0cm" table:align="left" style:writing-mode="lr-tb"/>
    </style:style>
    <style:style style:name="Tabla2.A" style:family="table-column">
      <style:table-column-properties style:column-width="0.743cm"/>
    </style:style>
    <style:style style:name="Tabla2.B" style:family="table-column">
      <style:table-column-properties style:column-width="6.749cm"/>
    </style:style>
    <style:style style:name="Tabla2.C" style:family="table-column">
      <style:table-column-properties style:column-width="9.502cm"/>
    </style:style>
    <style:style style:name="Tabla2.1" style:family="table-row">
      <style:table-row-properties style:row-height="1.027cm" fo:keep-together="auto"/>
    </style:style>
    <style:style style:name="Tabla2.A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Tabla2.2" style:family="table-row">
      <style:table-row-properties style:row-height="2.477cm" fo:keep-together="auto"/>
    </style:style>
    <style:style style:name="Tabla2.A2" style:family="table-cell">
      <style:table-cell-properties fo:padding-left="0.191cm" fo:padding-right="0.191cm" fo:padding-top="0cm" fo:padding-bottom="0cm" fo:border="none" style:writing-mode="lr-tb"/>
    </style:style>
    <style:style style:name="Tabla2.B2" style:family="table-cell">
      <style:table-cell-properties fo:padding-left="0.191cm" fo:padding-right="0.191cm" fo:padding-top="0cm" fo:padding-bottom="0cm" fo:border="none" style:writing-mode="lr-tb"/>
    </style:style>
    <style:style style:name="Tabla2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.A3" style:family="table-cell">
      <style:table-cell-properties fo:padding-left="0.191cm" fo:padding-right="0.191cm" fo:padding-top="0cm" fo:padding-bottom="0cm" fo:border="none" style:writing-mode="lr-tb"/>
    </style:style>
    <style:style style:name="Tabla2.B3" style:family="table-cell">
      <style:table-cell-properties fo:padding-left="0.191cm" fo:padding-right="0.191cm" fo:padding-top="0cm" fo:padding-bottom="0cm" fo:border="none" style:writing-mode="lr-tb"/>
    </style:style>
    <style:style style:name="Tabla2.C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.A4" style:family="table-cell">
      <style:table-cell-properties fo:padding-left="0.191cm" fo:padding-right="0.191cm" fo:padding-top="0cm" fo:padding-bottom="0cm" fo:border="none" style:writing-mode="lr-tb"/>
    </style:style>
    <style:style style:name="Tabla2.B4" style:family="table-cell">
      <style:table-cell-properties fo:padding-left="0.191cm" fo:padding-right="0.191cm" fo:padding-top="0cm" fo:padding-bottom="0cm" fo:border="none" style:writing-mode="lr-tb"/>
    </style:style>
    <style:style style:name="Tabla2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" style:family="table">
      <style:table-properties style:width="16.993cm" fo:margin-left="0cm" fo:margin-top="0cm" fo:margin-bottom="0cm" table:align="left" style:writing-mode="lr-tb"/>
    </style:style>
    <style:style style:name="Tabla3.A" style:family="table-column">
      <style:table-column-properties style:column-width="0.743cm"/>
    </style:style>
    <style:style style:name="Tabla3.B" style:family="table-column">
      <style:table-column-properties style:column-width="6.749cm"/>
    </style:style>
    <style:style style:name="Tabla3.C" style:family="table-column">
      <style:table-column-properties style:column-width="9.502cm"/>
    </style:style>
    <style:style style:name="Tabla3.1" style:family="table-row">
      <style:table-row-properties style:row-height="1.027cm" fo:keep-together="auto"/>
    </style:style>
    <style:style style:name="Tabla3.A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Tabla3.2" style:family="table-row">
      <style:table-row-properties style:row-height="2.477cm" fo:keep-together="auto"/>
    </style:style>
    <style:style style:name="Tabla3.A2" style:family="table-cell">
      <style:table-cell-properties fo:padding-left="0.191cm" fo:padding-right="0.191cm" fo:padding-top="0cm" fo:padding-bottom="0cm" fo:border="none" style:writing-mode="lr-tb"/>
    </style:style>
    <style:style style:name="Tabla3.B2" style:family="table-cell">
      <style:table-cell-properties fo:padding-left="0.191cm" fo:padding-right="0.191cm" fo:padding-top="0cm" fo:padding-bottom="0cm" fo:border="none" style:writing-mode="lr-tb"/>
    </style:style>
    <style:style style:name="Tabla3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.A3" style:family="table-cell">
      <style:table-cell-properties fo:padding-left="0.191cm" fo:padding-right="0.191cm" fo:padding-top="0cm" fo:padding-bottom="0cm" fo:border="none" style:writing-mode="lr-tb"/>
    </style:style>
    <style:style style:name="Tabla3.B3" style:family="table-cell">
      <style:table-cell-properties fo:padding-left="0.191cm" fo:padding-right="0.191cm" fo:padding-top="0cm" fo:padding-bottom="0cm" fo:border="none" style:writing-mode="lr-tb"/>
    </style:style>
    <style:style style:name="Tabla3.C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.A4" style:family="table-cell">
      <style:table-cell-properties fo:padding-left="0.191cm" fo:padding-right="0.191cm" fo:padding-top="0cm" fo:padding-bottom="0cm" fo:border="none" style:writing-mode="lr-tb"/>
    </style:style>
    <style:style style:name="Tabla3.B4" style:family="table-cell">
      <style:table-cell-properties fo:padding-left="0.191cm" fo:padding-right="0.191cm" fo:padding-top="0cm" fo:padding-bottom="0cm" fo:border="none" style:writing-mode="lr-tb"/>
    </style:style>
    <style:style style:name="Tabla3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.A5" style:family="table-cell">
      <style:table-cell-properties fo:padding-left="0.191cm" fo:padding-right="0.191cm" fo:padding-top="0cm" fo:padding-bottom="0cm" fo:border="none" style:writing-mode="lr-tb"/>
    </style:style>
    <style:style style:name="Tabla3.B5" style:family="table-cell">
      <style:table-cell-properties fo:padding-left="0.191cm" fo:padding-right="0.191cm" fo:padding-top="0cm" fo:padding-bottom="0cm" fo:border="none" style:writing-mode="lr-tb"/>
    </style:style>
    <style:style style:name="Tabla3.C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.A6" style:family="table-cell">
      <style:table-cell-properties fo:padding-left="0.191cm" fo:padding-right="0.191cm" fo:padding-top="0cm" fo:padding-bottom="0cm" fo:border="none" style:writing-mode="lr-tb"/>
    </style:style>
    <style:style style:name="Tabla3.B6" style:family="table-cell">
      <style:table-cell-properties fo:padding-left="0.191cm" fo:padding-right="0.191cm" fo:padding-top="0cm" fo:padding-bottom="0cm" fo:border="none" style:writing-mode="lr-tb"/>
    </style:style>
    <style:style style:name="Tabla3.C6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4" style:family="table">
      <style:table-properties style:width="16.993cm" fo:margin-left="0cm" fo:margin-top="0cm" fo:margin-bottom="0cm" table:align="left" style:writing-mode="lr-tb"/>
    </style:style>
    <style:style style:name="Tabla4.A" style:family="table-column">
      <style:table-column-properties style:column-width="0.743cm"/>
    </style:style>
    <style:style style:name="Tabla4.B" style:family="table-column">
      <style:table-column-properties style:column-width="16.249cm"/>
    </style:style>
    <style:style style:name="Tabla4.1" style:family="table-row">
      <style:table-row-properties style:row-height="1.027cm" fo:keep-together="auto"/>
    </style:style>
    <style:style style:name="Tabla4.A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Tabla4.2" style:family="table-row">
      <style:table-row-properties style:row-height="1.235cm" fo:keep-together="auto"/>
    </style:style>
    <style:style style:name="Tabla4.A2" style:family="table-cell">
      <style:table-cell-properties fo:padding-left="0.191cm" fo:padding-right="0.191cm" fo:padding-top="0cm" fo:padding-bottom="0cm" fo:border="none" style:writing-mode="lr-tb"/>
    </style:style>
    <style:style style:name="Tabla4.B2" style:family="table-cell">
      <style:table-cell-properties fo:padding-left="0.191cm" fo:padding-right="0.191cm" fo:padding-top="0cm" fo:padding-bottom="0cm" fo:border="none" style:writing-mode="lr-tb"/>
    </style:style>
    <style:style style:name="Tabla4.A3" style:family="table-cell">
      <style:table-cell-properties fo:padding-left="0.191cm" fo:padding-right="0.191cm" fo:padding-top="0cm" fo:padding-bottom="0cm" fo:border="none" style:writing-mode="lr-tb"/>
    </style:style>
    <style:style style:name="Tabla4.B3" style:family="table-cell">
      <style:table-cell-properties fo:padding-left="0.191cm" fo:padding-right="0.191cm" fo:padding-top="0cm" fo:padding-bottom="0cm" fo:border="none" style:writing-mode="lr-tb"/>
    </style:style>
    <style:style style:name="Tabla4.A4" style:family="table-cell">
      <style:table-cell-properties fo:padding-left="0.191cm" fo:padding-right="0.191cm" fo:padding-top="0cm" fo:padding-bottom="0cm" fo:border="none" style:writing-mode="lr-tb"/>
    </style:style>
    <style:style style:name="Tabla4.B4" style:family="table-cell">
      <style:table-cell-properties fo:padding-left="0.191cm" fo:padding-right="0.191cm" fo:padding-top="0cm" fo:padding-bottom="0cm" fo:border="none" style:writing-mode="lr-tb"/>
    </style:style>
    <style:style style:name="Tabla4.A5" style:family="table-cell">
      <style:table-cell-properties fo:padding-left="0.191cm" fo:padding-right="0.191cm" fo:padding-top="0cm" fo:padding-bottom="0cm" fo:border="none" style:writing-mode="lr-tb"/>
    </style:style>
    <style:style style:name="Tabla4.B5" style:family="table-cell">
      <style:table-cell-properties fo:padding-left="0.191cm" fo:padding-right="0.191cm" fo:padding-top="0cm" fo:padding-bottom="0cm" fo:border="none" style:writing-mode="lr-tb"/>
    </style:style>
    <style:style style:name="Tabla4.A6" style:family="table-cell">
      <style:table-cell-properties fo:padding-left="0.191cm" fo:padding-right="0.191cm" fo:padding-top="0cm" fo:padding-bottom="0cm" fo:border="none" style:writing-mode="lr-tb"/>
    </style:style>
    <style:style style:name="Tabla4.B6" style:family="table-cell">
      <style:table-cell-properties fo:padding-left="0.191cm" fo:padding-right="0.191cm" fo:padding-top="0cm" fo:padding-bottom="0cm" fo:border="none" style:writing-mode="lr-tb"/>
    </style:style>
    <style:style style:name="Tabla5" style:family="table">
      <style:table-properties style:width="16.993cm" fo:margin-left="0cm" fo:margin-top="0cm" fo:margin-bottom="0cm" table:align="left" style:writing-mode="lr-tb"/>
    </style:style>
    <style:style style:name="Tabla5.A" style:family="table-column">
      <style:table-column-properties style:column-width="0.743cm"/>
    </style:style>
    <style:style style:name="Tabla5.B" style:family="table-column">
      <style:table-column-properties style:column-width="6.749cm"/>
    </style:style>
    <style:style style:name="Tabla5.C" style:family="table-column">
      <style:table-column-properties style:column-width="9.502cm"/>
    </style:style>
    <style:style style:name="Tabla5.1" style:family="table-row">
      <style:table-row-properties style:row-height="1.027cm" fo:keep-together="auto"/>
    </style:style>
    <style:style style:name="Tabla5.A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Tabla5.2" style:family="table-row">
      <style:table-row-properties style:row-height="2.487cm" fo:keep-together="auto"/>
    </style:style>
    <style:style style:name="Tabla5.A2" style:family="table-cell">
      <style:table-cell-properties fo:padding-left="0.191cm" fo:padding-right="0.191cm" fo:padding-top="0cm" fo:padding-bottom="0cm" fo:border="none" style:writing-mode="lr-tb"/>
    </style:style>
    <style:style style:name="Tabla5.B2" style:family="table-cell">
      <style:table-cell-properties fo:padding-left="0.191cm" fo:padding-right="0.191cm" fo:padding-top="0cm" fo:padding-bottom="0cm" fo:border="none" style:writing-mode="lr-tb"/>
    </style:style>
    <style:style style:name="Tabla5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6" style:family="table">
      <style:table-properties style:width="16.993cm" fo:margin-left="0cm" fo:margin-top="0cm" fo:margin-bottom="0cm" table:align="left" style:writing-mode="lr-tb"/>
    </style:style>
    <style:style style:name="Tabla6.A" style:family="table-column">
      <style:table-column-properties style:column-width="0.743cm"/>
    </style:style>
    <style:style style:name="Tabla6.B" style:family="table-column">
      <style:table-column-properties style:column-width="6.749cm"/>
    </style:style>
    <style:style style:name="Tabla6.C" style:family="table-column">
      <style:table-column-properties style:column-width="9.502cm"/>
    </style:style>
    <style:style style:name="Tabla6.1" style:family="table-row">
      <style:table-row-properties style:row-height="1.027cm" fo:keep-together="auto"/>
    </style:style>
    <style:style style:name="Tabla6.A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Tabla6.2" style:family="table-row">
      <style:table-row-properties style:row-height="2.748cm" fo:keep-together="auto"/>
    </style:style>
    <style:style style:name="Tabla6.A2" style:family="table-cell">
      <style:table-cell-properties fo:padding-left="0.191cm" fo:padding-right="0.191cm" fo:padding-top="0cm" fo:padding-bottom="0cm" fo:border="none" style:writing-mode="lr-tb"/>
    </style:style>
    <style:style style:name="Tabla6.B2" style:family="table-cell">
      <style:table-cell-properties fo:padding-left="0.191cm" fo:padding-right="0.191cm" fo:padding-top="0cm" fo:padding-bottom="0cm" fo:border="none" style:writing-mode="lr-tb"/>
    </style:style>
    <style:style style:name="Tabla6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7" style:family="table">
      <style:table-properties style:width="16.993cm" fo:margin-left="0cm" fo:margin-top="0cm" fo:margin-bottom="0cm" table:align="left" style:writing-mode="lr-tb"/>
    </style:style>
    <style:style style:name="Tabla7.A" style:family="table-column">
      <style:table-column-properties style:column-width="16.993cm"/>
    </style:style>
    <style:style style:name="Tabla7.1" style:family="table-row">
      <style:table-row-properties style:row-height="1.027cm" fo:keep-together="auto"/>
    </style:style>
    <style:style style:name="Tabla7.A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767171" loext:opacity="100%" style:font-name="Panton" fo:font-size="6pt" fo:language="es" fo:country="ES" style:letter-kerning="false" style:font-name-asian="Calibri1" style:font-size-asian="6pt" style:language-asian="en" style:country-asian="US" style:font-name-complex="F" style:font-size-complex="6pt" style:language-complex="ar" style:country-complex="SA">
        <loext:char-complex-color loext:theme-type="light2" loext:color-type="theme">
          <loext:transformation loext:type="shade" loext:value="4980"/>
        </loext:char-complex-color>
      </style:text-properties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letter-kerning="false" style:font-name-asian="Calibri1" style:language-asian="en" style:country-asian="US" style:font-name-complex="F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4.26cm"/>
        </style:tab-stops>
      </style:paragraph-properties>
      <style:text-properties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6" style:family="paragraph" style:parent-style-name="Frame_20_contents">
      <style:paragraph-properties fo:margin-top="0cm" fo:margin-bottom="0cm" style:contextual-spacing="false" fo:line-height="100%" fo:text-align="justify" style:justify-single-word="false"/>
    </style:style>
    <style:style style:name="P7" style:family="paragraph" style:parent-style-name="Frame_20_contents">
      <style:paragraph-properties fo:margin-top="0cm" fo:margin-bottom="0cm" style:contextual-spacing="false" fo:line-height="100%"/>
    </style:style>
    <style:style style:name="P8" style:family="paragraph" style:parent-style-name="Frame_20_contents">
      <style:paragraph-properties fo:line-height="100%"/>
    </style:style>
    <style:style style:name="P9" style:family="paragraph" style:parent-style-name="Frame_20_contents">
      <style:paragraph-properties fo:margin-top="0cm" fo:margin-bottom="0cm" style:contextual-spacing="false" fo:line-height="100%"/>
      <style:text-properties fo:color="#3b3838" loext:opacity="100%" style:font-name="Open Sans" fo:font-size="4pt" style:font-size-asian="4pt" style:font-name-complex="Open Sans1" style:font-size-complex="4pt">
        <loext:char-complex-color loext:theme-type="light2" loext:color-type="theme">
          <loext:transformation loext:type="shade" loext:value="7490"/>
        </loext:char-complex-color>
      </style:text-properties>
    </style:style>
    <style:style style:name="P10" style:family="paragraph" style:parent-style-name="Frame_20_contents">
      <style:paragraph-properties fo:margin-top="0cm" fo:margin-bottom="0cm" style:contextual-spacing="false" fo:line-height="100%" fo:text-align="justify" style:justify-single-word="false"/>
      <style:text-properties fo:color="#3b3838" loext:opacity="100%" style:font-name="Open Sans SemiBold" fo:font-size="4pt" style:font-size-asian="4pt" style:font-name-complex="Open Sans SemiBold1" style:font-size-complex="4pt">
        <loext:char-complex-color loext:theme-type="light2" loext:color-type="theme">
          <loext:transformation loext:type="shade" loext:value="7490"/>
        </loext:char-complex-color>
      </style:text-properties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767171" loext:opacity="100%" style:font-name="Panton" fo:font-size="6pt" fo:language="es" fo:country="ES" style:letter-kerning="false" style:font-name-asian="Calibri1" style:font-size-asian="6pt" style:language-asian="en" style:country-asian="US" style:font-name-complex="F" style:font-size-complex="6pt" style:language-complex="ar" style:country-complex="SA">
        <loext:char-complex-color loext:theme-type="light2" loext:color-type="theme">
          <loext:transformation loext:type="shade" loext:value="4980"/>
        </loext:char-complex-color>
      </style:text-properties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letter-kerning="false" style:font-name-asian="Calibri1" style:language-asian="en" style:country-asian="US" style:font-name-complex="F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4.26cm"/>
        </style:tab-stops>
      </style:paragraph-properties>
      <style:text-properties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ffcc00"/>
      <style:paragraph-properties fo:text-align="start"/>
      <style:text-properties fo:font-size="18pt"/>
    </style:style>
    <style:style style:name="T1" style:family="text">
      <style:text-properties fo:color="#006666" loext:opacity="100%" style:font-name="Open Sans SemiBold" fo:font-size="18pt" style:font-size-asian="18pt" style:font-name-complex="Open Sans SemiBold1" style:font-size-complex="18pt"/>
    </style:style>
    <style:style style:name="T2" style:family="text">
      <style:text-properties style:font-name="Open Sans Light" style:font-name-complex="Open Sans Light1"/>
    </style:style>
    <style:style style:name="T3" style:family="text">
      <style:text-properties fo:color="#3b3838" loext:opacity="100%" style:font-name="Open Sans SemiBold" fo:language="en" fo:country="US" style:font-name-complex="Open Sans SemiBold1">
        <loext:char-complex-color loext:theme-type="light2" loext:color-type="theme">
          <loext:transformation loext:type="shade" loext:value="7490"/>
        </loext:char-complex-color>
      </style:text-properties>
    </style:style>
    <style:style style:name="T4" style:family="text">
      <style:text-properties fo:color="#3b3838" loext:opacity="100%" style:font-name="Open Sans SemiBold" style:font-name-complex="Open Sans SemiBold1">
        <loext:char-complex-color loext:theme-type="light2" loext:color-type="theme">
          <loext:transformation loext:type="shade" loext:value="7490"/>
        </loext:char-complex-color>
      </style:text-properties>
    </style:style>
    <style:style style:name="T5" style:family="text">
      <style:text-properties fo:color="#3b3838" loext:opacity="100%" style:font-name="Open Sans SemiBold" fo:font-size="4pt" style:font-size-asian="4pt" style:font-name-complex="Open Sans SemiBold1" style:font-size-complex="4pt">
        <loext:char-complex-color loext:theme-type="light2" loext:color-type="theme">
          <loext:transformation loext:type="shade" loext:value="7490"/>
        </loext:char-complex-color>
      </style:text-properties>
    </style:style>
    <style:style style:name="T6" style:family="text">
      <style:text-properties fo:color="#3b3838" loext:opacity="100%" style:font-name="Open Sans SemiBold" fo:language="es" fo:country="PE" style:font-name-complex="Open Sans SemiBold1">
        <loext:char-complex-color loext:theme-type="light2" loext:color-type="theme">
          <loext:transformation loext:type="shade" loext:value="7490"/>
        </loext:char-complex-color>
      </style:text-properties>
    </style:style>
    <style:style style:name="T7" style:family="text">
      <style:text-properties fo:color="#3b3838" loext:opacity="100%" style:font-name="Open Sans SemiBold" fo:language="es" fo:country="MX" style:font-name-complex="Open Sans SemiBold1">
        <loext:char-complex-color loext:theme-type="light2" loext:color-type="theme">
          <loext:transformation loext:type="shade" loext:value="7490"/>
        </loext:char-complex-color>
      </style:text-properties>
    </style:style>
    <style:style style:name="T8" style:family="text">
      <style:text-properties fo:color="#3b3838" loext:opacity="100%" style:font-name="Open Sans" style:font-name-complex="Open Sans1">
        <loext:char-complex-color loext:theme-type="light2" loext:color-type="theme">
          <loext:transformation loext:type="shade" loext:value="7490"/>
        </loext:char-complex-color>
      </style:text-properties>
    </style:style>
    <style:style style:name="T9" style:family="text">
      <style:text-properties fo:color="#3b3838" loext:opacity="100%" style:font-name="Open Sans" fo:font-size="4pt" style:font-size-asian="4pt" style:font-name-complex="Open Sans1" style:font-size-complex="4pt">
        <loext:char-complex-color loext:theme-type="light2" loext:color-type="theme">
          <loext:transformation loext:type="shade" loext:value="7490"/>
        </loext:char-complex-color>
      </style:text-properties>
    </style:style>
    <style:style style:name="T10" style:family="text">
      <style:text-properties fo:color="#767171" loext:opacity="100%" style:font-name="Panton" fo:font-size="6pt" fo:language="es" fo:country="ES" style:font-size-asian="6pt" style:font-size-complex="6pt">
        <loext:char-complex-color loext:theme-type="light2" loext:color-type="theme">
          <loext:transformation loext:type="shade" loext:value="4980"/>
        </loext:char-complex-color>
      </style:text-properties>
    </style:style>
    <style:style style:name="T11" style:family="text">
      <style:text-properties fo:color="#767171" loext:opacity="100%" style:font-name="Panton" fo:font-size="10pt" fo:language="es" fo:country="ES" style:font-size-asian="10pt" style:font-size-complex="10pt">
        <loext:char-complex-color loext:theme-type="light2" loext:color-type="theme">
          <loext:transformation loext:type="shade" loext:value="4980"/>
        </loext:char-complex-color>
      </style:text-properties>
    </style:style>
    <style:style style:name="T12" style:family="text">
      <style:text-properties fo:color="#808080" loext:opacity="100%" style:font-name="Open Sans" style:font-name-complex="Open Sans1">
        <loext:char-complex-color loext:theme-type="light1" loext:color-type="theme">
          <loext:transformation loext:type="shade" loext:value="4980"/>
        </loext:char-complex-color>
      </style:text-properties>
    </style:style>
    <style:style style:name="T13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.018cm" draw:fill="none" loext:fill-use-slide-background="false" draw:textarea-vertical-align="top" draw:auto-grow-height="false" fo:min-height="2.314cm" fo:min-width="8.701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8cm" draw:fill="none" loext:fill-use-slide-background="false" draw:textarea-vertical-align="top" draw:auto-grow-height="false" fo:min-height="2.367cm" fo:min-width="5.897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35cm" draw:stroke-linejoin="miter" svg:stroke-linecap="butt" draw:fill="solid" draw:fill-color="#ffcc00" draw:textarea-vertical-align="top" draw:auto-grow-height="false" fo:min-height="0cm" fo:min-width="0cm" fo:padding-top="0.125cm" fo:padding-bottom="0.125cm" fo:padding-left="0.25cm" fo:padding-right="0.25cm" fo:wrap-option="wrap" loext:decorative="false" fo:margin-left="0cm" fo:margin-right="0.012cm" fo:margin-top="0cm" fo:margin-bottom="0.012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18cm" draw:fill="none" loext:fill-use-slide-background="false" draw:textarea-vertical-align="top" draw:auto-grow-height="false" fo:min-height="2.103cm" fo:min-width="8.701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.018cm" draw:fill="none" loext:fill-use-slide-background="false" draw:textarea-vertical-align="top" draw:auto-grow-height="false" fo:min-height="2.076cm" fo:min-width="5.897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.018cm" draw:fill="none" loext:fill-use-slide-background="false" draw:textarea-vertical-align="top" draw:auto-grow-height="false" fo:min-height="0.885cm" fo:min-width="15.448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.018cm" draw:fill="none" loext:fill-use-slide-background="false" draw:textarea-vertical-align="top" draw:auto-grow-height="false" fo:min-height="2.182cm" fo:min-width="8.701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.018cm" draw:fill="none" loext:fill-use-slide-background="false" draw:textarea-vertical-align="top" draw:auto-grow-height="false" fo:min-height="2.552cm" fo:min-width="8.701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.018cm" draw:fill="none" loext:fill-use-slide-background="false" draw:textarea-vertical-align="top" draw:auto-grow-height="false" fo:min-height="2.103cm" fo:min-width="5.897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.018cm" draw:fill="none" loext:fill-use-slide-background="false" draw:textarea-vertical-align="top" draw:auto-grow-height="false" fo:min-height="1.891cm" fo:min-width="9.283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.018cm" draw:fill="none" loext:fill-use-slide-background="false" draw:textarea-vertical-align="top" draw:auto-grow-height="false" fo:min-height="1.891cm" fo:min-width="5.897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.018cm" draw:fill="none" loext:fill-use-slide-background="false" draw:textarea-vertical-align="middle" draw:auto-grow-height="false" fo:min-height="2.247cm" fo:min-width="16.492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.018cm" draw:fill="none" loext:fill-use-slide-background="false" draw:textarea-vertical-align="middle" draw:auto-grow-height="false" fo:min-height="2.247cm" fo:min-width="12.285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.026cm" draw:stroke-linejoin="miter" draw:fill="none" loext:fill-use-slide-background="false" draw:textarea-vertical-align="middle" draw:auto-grow-height="false" fo:min-height="0.818cm" fo:min-width="12.259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1" draw:name="Cuadro de texto 2" draw:style-name="gr14" draw:text-style-name="P17" svg:width="12.766cm" svg:height="1.071cm" svg:x="4.235cm" svg:y="0.034cm"><text:p text:style-name="Frame_20_contents" loext:marker-style-name="T1"><text:span text:style-name="T1">ELMER EDISON ACHALMA MENDOZ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Cuadro de texto 3" draw:style-name="gr12" draw:text-style-name="P17" svg:width="16.999cm" svg:height="2.5cm" svg:x="0.044cm" svg:y="4.087cm"><text:p text:style-name="P6" loext:marker-style-name="T2"><text:span text:style-name="T2">Estudiante de economía de la Universidad Nacional de San Cristóbal de Huamanga, octavo ciclo. También estudiante de inglés en ICPNA. Con interés en el área de finanzas y planeamiento estratégico.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char" draw:z-index="2" draw:name="Cuadro de texto 1" draw:style-name="gr13" draw:text-style-name="P17" svg:width="12.792cm" svg:height="2.5cm" svg:x="4.207cm" svg:y="0.298cm"><text:p text:style-name="P7" loext:marker-style-name="T3"><text:span text:style-name="T3">COVADONGA MZ I LT 05</text:span><text:span text:style-name="T3"/></text:p><text:p text:style-name="P7" loext:marker-style-name="T3"><text:span text:style-name="T3">achalmaedison@outlook.com</text:span><text:span text:style-name="T3"/></text:p><text:p text:style-name="P7" loext:marker-style-name="T4"><text:span text:style-name="T4">934179301</text:span><text:span text:style-name="T4"/></text:p><text:p text:style-name="P7" loext:marker-style-name="T4"><text:span text:style-name="T4">23 años</text:span><text:span text:style-name="T4"/></text:p><text:p text:style-name="P8" loext:marker-style-name="T8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 loext:marker-style-name="T13"><draw:frame draw:style-name="fr1" draw:name="Marco6" text:anchor-type="paragraph" svg:x="0cm" svg:y="0.409cm" svg:width="16.993cm" draw:z-index="7" loext:may-break-between-pages="true"><draw:text-box fo:min-height="0cm"><table:table table:name="Tabla1" table:style-name="Tabla1"><table:table-column table:style-name="Tabla1.A"/><table:table-column table:style-name="Tabla1.B"/><table:table-column table:style-name="Tabla1.C"/><table:table-row table:style-name="Tabla1.1"><table:table-cell table:style-name="Tabla1.A1" table:number-columns-spanned="3" office:value-type="string"><text:p text:style-name="P1" loext:marker-style-name="T4"><text:span text:style-name="T4">FORMACIÓN ACADÉMICA</text:span></text:p></table:table-cell><table:covered-table-cell/><table:covered-table-cell/></table:table-row><table:table-row table:style-name="Tabla1.2"><table:table-cell table:style-name="Tabla1.A2" office:value-type="string"><text:p text:style-name="P2" loext:marker-style-name="T10"/><text:p text:style-name="P3" loext:marker-style-name="T11"><draw:custom-shape text:anchor-type="as-char" draw:z-index="5" draw:name="Rectángulo 1" draw:style-name="gr3" draw:text-style-name="P18" svg:width="0.2cm" svg:height="0.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1.B2" office:value-type="string"><text:p text:style-name="P4" loext:marker-style-name="T4"><draw:custom-shape text:anchor-type="as-char" draw:z-index="6" draw:name="Cuadro de texto 4" draw:style-name="gr11" draw:text-style-name="P17" svg:width="6.404cm" svg:height="2.144cm"><text:p text:style-name="P10" loext:marker-style-name="T5"/><text:p text:style-name="P6" loext:marker-style-name="T4"><text:span text:style-name="T4">ECONOMIA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1.C2" office:value-type="string"><text:p text:style-name="P5" loext:marker-style-name="T4"><draw:custom-shape text:anchor-type="as-char" draw:z-index="7" draw:name="Cuadro de texto 5" draw:style-name="gr10" draw:text-style-name="P17" svg:width="9.79cm" svg:height="2.144cm"><text:p text:style-name="P9" loext:marker-style-name="T9"/><text:p text:style-name="P7" loext:marker-style-name="T8"><text:span text:style-name="T8">UNIVERSIDAD NACIONAL SAN CRISTOBAL DE HUAMANGA</text:span></text:p><text:p text:style-name="P7" loext:marker-style-name="T12"><text:span text:style-name="T12">Octubre 2017 - actualidad</text:span></text:p><text:p text:style-name="P7" loext:marker-style-name="T12"><text:span text:style-name="T12">10 CICLO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/table:table-row></table:table></draw:text-box></draw:frame></text:p>
      <text:p text:style-name="Standard"><draw:frame draw:style-name="fr1" draw:name="Marco13" text:anchor-type="paragraph" svg:x="0cm" svg:y="0.409cm" svg:width="16.993cm" draw:z-index="13" loext:may-break-between-pages="true"><draw:text-box fo:min-height="0cm"><table:table table:name="Tabla2" table:style-name="Tabla2"><table:table-column table:style-name="Tabla2.A"/><table:table-column table:style-name="Tabla2.B"/><table:table-column table:style-name="Tabla2.C"/><table:table-row table:style-name="Tabla2.1"><table:table-cell table:style-name="Tabla2.A1" table:number-columns-spanned="3" office:value-type="string"><text:p text:style-name="P1" loext:marker-style-name="T7"><text:span text:style-name="T6">CURSOS Y/O ESTUDIOS COMPLEMENTARIOS</text:span></text:p></table:table-cell><table:covered-table-cell/><table:covered-table-cell/></table:table-row><table:table-row table:style-name="Tabla2.2"><table:table-cell table:style-name="Tabla2.A2" office:value-type="string"><text:p text:style-name="P2" loext:marker-style-name="T10"/><text:p text:style-name="P3" loext:marker-style-name="T11"><draw:custom-shape text:anchor-type="as-char" draw:z-index="9" draw:name="Rectángulo 2" draw:style-name="gr3" draw:text-style-name="P18" svg:width="0.2cm" svg:height="0.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2.B2" office:value-type="string"><text:p text:style-name="P4" loext:marker-style-name="T4"><draw:custom-shape text:anchor-type="as-char" draw:z-index="10" draw:name="Cuadro de texto 6" draw:style-name="gr9" draw:text-style-name="P17" svg:width="6.404cm" svg:height="2.356cm"><text:p text:style-name="P10" loext:marker-style-name="T5"/><text:p text:style-name="P6" loext:marker-style-name="T4"><text:span text:style-name="T4">Finanzas básicas y planeamiento estratégico.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2.C2" office:value-type="string"><text:p text:style-name="P5" loext:marker-style-name="T4"><draw:custom-shape text:anchor-type="as-char" draw:z-index="11" draw:name="Cuadro de texto 7" draw:style-name="gr4" draw:text-style-name="P17" svg:width="9.208cm" svg:height="2.356cm"><text:p text:style-name="P9" loext:marker-style-name="T9"/><text:p text:style-name="P7" loext:marker-style-name="T8"><text:span text:style-name="T8">Grupo Iddea</text:span></text:p><text:p text:style-name="P7" loext:marker-style-name="T12"><text:span text:style-name="T12">Junio 2020 - agosto 2020</text:span></text:p><text:p text:style-name="P7" loext:marker-style-name="T12"><text:span text:style-name="T12">2020 CERT EEA FBYPE SM CE2229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/table:table-row><table:table-row table:style-name="Tabla2.2"><table:table-cell table:style-name="Tabla2.A3" office:value-type="string"><text:p text:style-name="P2" loext:marker-style-name="T10"/><text:p text:style-name="P3" loext:marker-style-name="T11"><draw:custom-shape text:anchor-type="as-char" draw:z-index="12" draw:name="Rectángulo 3" draw:style-name="gr3" draw:text-style-name="P18" svg:width="0.2cm" svg:height="0.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2.B3" office:value-type="string"><text:p text:style-name="P4" loext:marker-style-name="T4"><draw:custom-shape text:anchor-type="as-char" draw:z-index="13" draw:name="Cuadro de texto 10" draw:style-name="gr9" draw:text-style-name="P17" svg:width="6.404cm" svg:height="2.356cm"><text:p text:style-name="P10" loext:marker-style-name="T5"/><text:p text:style-name="P6" loext:marker-style-name="T4"><text:span text:style-name="T4">Plataformas de marketing digital en la &amp; social media business.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2.C3" office:value-type="string"><text:p text:style-name="P5" loext:marker-style-name="T4"><draw:custom-shape text:anchor-type="as-char" draw:z-index="14" draw:name="Cuadro de texto 11" draw:style-name="gr4" draw:text-style-name="P17" svg:width="9.208cm" svg:height="2.356cm"><text:p text:style-name="P9" loext:marker-style-name="T9"/><text:p text:style-name="P7" loext:marker-style-name="T8"><text:span text:style-name="T8">Google</text:span></text:p><text:p text:style-name="P7" loext:marker-style-name="T12"><text:span text:style-name="T12">Marzo 2017 - mayo 2017</text:span></text:p><text:p text:style-name="P7" loext:marker-style-name="T12"><text:span text:style-name="T12">Curso de Marketing en Google.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/table:table-row><table:table-row table:style-name="Tabla2.2"><table:table-cell table:style-name="Tabla2.A4" office:value-type="string"><text:p text:style-name="P2" loext:marker-style-name="T10"/><text:p text:style-name="P3" loext:marker-style-name="T11"><draw:custom-shape text:anchor-type="as-char" draw:z-index="15" draw:name="Rectángulo 5" draw:style-name="gr3" draw:text-style-name="P18" svg:width="0.2cm" svg:height="0.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2.B4" office:value-type="string"><text:p text:style-name="P4" loext:marker-style-name="T4"><draw:custom-shape text:anchor-type="as-char" draw:z-index="16" draw:name="Cuadro de texto 12" draw:style-name="gr9" draw:text-style-name="P17" svg:width="6.404cm" svg:height="2.356cm"><text:p text:style-name="P10" loext:marker-style-name="T5"/><text:p text:style-name="P6" loext:marker-style-name="T4"><text:span text:style-name="T4">Inversión Extranjera como Motor del Desarrollo para América Latina y el Caribe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2.C4" office:value-type="string"><text:p text:style-name="P5" loext:marker-style-name="T4"><draw:custom-shape text:anchor-type="as-char" draw:z-index="17" draw:name="Cuadro de texto 13" draw:style-name="gr8" draw:text-style-name="P17" svg:width="9.208cm" svg:height="2.805cm"><text:p text:style-name="P9" loext:marker-style-name="T9"/><text:p text:style-name="P7" loext:marker-style-name="T8"><text:span text:style-name="T8">Banco Interamericano Del Desarrollo</text:span></text:p><text:p text:style-name="P7" loext:marker-style-name="T12"><text:span text:style-name="T12">Febrero 2020 - Julio 2020</text:span></text:p><text:p text:style-name="P7" loext:marker-style-name="T12"><text:span text:style-name="T12">Curso sobre el comercio e inversión en América Latina.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/table:table-row></table:table></draw:text-box></draw:frame></text:p>
      <text:p text:style-name="Standard"><draw:frame draw:style-name="fr1" draw:name="Marco24" text:anchor-type="paragraph" svg:x="0cm" svg:y="0.409cm" svg:width="16.993cm" draw:z-index="30" loext:may-break-between-pages="true"><draw:text-box fo:min-height="0cm"><table:table table:name="Tabla3" table:style-name="Tabla3"><table:table-column table:style-name="Tabla3.A"/><table:table-column table:style-name="Tabla3.B"/><table:table-column table:style-name="Tabla3.C"/><table:table-row table:style-name="Tabla3.1"><table:table-cell table:style-name="Tabla3.A1" table:number-columns-spanned="3" office:value-type="string"><text:p text:style-name="P1" loext:marker-style-name="T4"><text:span text:style-name="T4">LOGROS</text:span></text:p></table:table-cell><table:covered-table-cell/><table:covered-table-cell/></table:table-row><table:table-row table:style-name="Tabla3.2"><table:table-cell table:style-name="Tabla3.A2" office:value-type="string"><text:p text:style-name="P2" loext:marker-style-name="T10"/><text:p text:style-name="P3" loext:marker-style-name="T11"><draw:custom-shape text:anchor-type="as-char" draw:z-index="20" draw:name="Rectángulo 4" draw:style-name="gr3" draw:text-style-name="P18" svg:width="0.2cm" svg:height="0.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3.B2" office:value-type="string"><text:p text:style-name="P4" loext:marker-style-name="T4"><draw:custom-shape text:anchor-type="as-char" draw:z-index="21" draw:name="Cuadro de texto 8" draw:style-name="gr5" draw:text-style-name="P17" svg:width="6.404cm" svg:height="2.329cm"><text:p text:style-name="P10" loext:marker-style-name="T5"/><text:p text:style-name="P6" loext:marker-style-name="T4"><text:span text:style-name="T4">Becario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3.C2" office:value-type="string"><text:p text:style-name="P5" loext:marker-style-name="T4"><draw:custom-shape text:anchor-type="as-char" draw:z-index="22" draw:name="Cuadro de texto 9" draw:style-name="gr7" draw:text-style-name="P17" svg:width="9.208cm" svg:height="2.435cm"><text:p text:style-name="P9" loext:marker-style-name="T9"/><text:p text:style-name="P7" loext:marker-style-name="T12"><text:span text:style-name="T8">PRONABEC </text:span></text:p><text:p text:style-name="P7" loext:marker-style-name="T12"><text:span text:style-name="T12">Beca Permanencia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/table:table-row><table:table-row table:style-name="Tabla3.2"><table:table-cell table:style-name="Tabla3.A3" office:value-type="string"><text:p text:style-name="P2" loext:marker-style-name="T10"/><text:p text:style-name="P3" loext:marker-style-name="T11"><draw:custom-shape text:anchor-type="as-char" draw:z-index="23" draw:name="Rectángulo 6" draw:style-name="gr3" draw:text-style-name="P18" svg:width="0.2cm" svg:height="0.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3.B3" office:value-type="string"><text:p text:style-name="P4" loext:marker-style-name="T4"><draw:custom-shape text:anchor-type="as-char" draw:z-index="24" draw:name="Cuadro de texto 14" draw:style-name="gr5" draw:text-style-name="P17" svg:width="6.404cm" svg:height="2.329cm"><text:p text:style-name="P10" loext:marker-style-name="T5"/><text:p text:style-name="P6" loext:marker-style-name="T4"><text:span text:style-name="T4">Alcalde escolar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3.C3" office:value-type="string"><text:p text:style-name="P5" loext:marker-style-name="T4"><draw:custom-shape text:anchor-type="as-char" draw:z-index="25" draw:name="Cuadro de texto 15" draw:style-name="gr7" draw:text-style-name="P17" svg:width="9.208cm" svg:height="2.435cm"><text:p text:style-name="P9" loext:marker-style-name="T9"/><text:p text:style-name="P7" loext:marker-style-name="T12"><text:span text:style-name="T8">I. E. SIETE DE JUNIO </text:span></text:p><text:p text:style-name="P7" loext:marker-style-name="T12"><text:span text:style-name="T12">Fui alcalde escolar en 2012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/table:table-row><table:table-row table:style-name="Tabla3.2"><table:table-cell table:style-name="Tabla3.A4" office:value-type="string"><text:p text:style-name="P2" loext:marker-style-name="T10"/><text:p text:style-name="P3" loext:marker-style-name="T11"><draw:custom-shape text:anchor-type="as-char" draw:z-index="26" draw:name="Rectángulo 7" draw:style-name="gr3" draw:text-style-name="P18" svg:width="0.2cm" svg:height="0.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3.B4" office:value-type="string"><text:p text:style-name="P4" loext:marker-style-name="T4"><draw:custom-shape text:anchor-type="as-char" draw:z-index="27" draw:name="Cuadro de texto 16" draw:style-name="gr5" draw:text-style-name="P17" svg:width="6.404cm" svg:height="2.329cm"><text:p text:style-name="P10" loext:marker-style-name="T5"/><text:p text:style-name="P6" loext:marker-style-name="T4"><text:span text:style-name="T4">Primer Puesto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3.C4" office:value-type="string"><text:p text:style-name="P5" loext:marker-style-name="T4"><draw:custom-shape text:anchor-type="as-char" draw:z-index="28" draw:name="Cuadro de texto 17" draw:style-name="gr7" draw:text-style-name="P17" svg:width="9.208cm" svg:height="2.435cm"><text:p text:style-name="P9" loext:marker-style-name="T9"/><text:p text:style-name="P7" loext:marker-style-name="T12"><text:span text:style-name="T8">I. E. SIETE DE JUNIO </text:span></text:p><text:p text:style-name="P7" loext:marker-style-name="T12"><text:span text:style-name="T12">Fui primer puesto en toda mi promoción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/table:table-row><table:table-row table:style-name="Tabla3.2"><table:table-cell table:style-name="Tabla3.A5" office:value-type="string"><text:p text:style-name="P2" loext:marker-style-name="T10"/><text:p text:style-name="P3" loext:marker-style-name="T11"><draw:custom-shape text:anchor-type="as-char" draw:z-index="29" draw:name="Rectángulo 8" draw:style-name="gr3" draw:text-style-name="P18" svg:width="0.2cm" svg:height="0.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3.B5" office:value-type="string"><text:p text:style-name="P4" loext:marker-style-name="T4"><draw:custom-shape text:anchor-type="as-char" draw:z-index="30" draw:name="Cuadro de texto 18" draw:style-name="gr5" draw:text-style-name="P17" svg:width="6.404cm" svg:height="2.329cm"><text:p text:style-name="P10" loext:marker-style-name="T5"/><text:p text:style-name="P6" loext:marker-style-name="T4"><text:span text:style-name="T4">Secretario de Centro de Estudiantes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3.C5" office:value-type="string"><text:p text:style-name="P5" loext:marker-style-name="T4"><draw:custom-shape text:anchor-type="as-char" draw:z-index="31" draw:name="Cuadro de texto 21" draw:style-name="gr7" draw:text-style-name="P17" svg:width="9.208cm" svg:height="2.435cm"><text:p text:style-name="P9" loext:marker-style-name="T9"/><text:p text:style-name="P7" loext:marker-style-name="T12"><text:span text:style-name="T8">CENTRO DE ESTUDIANTES ECONOMÍA UNSCH </text:span></text:p><text:p text:style-name="P7" loext:marker-style-name="T12"><text:span text:style-name="T12">Fui elegido miembro de Centro de Estudiantes de mi escuela profesional.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/table:table-row><table:table-row table:style-name="Tabla3.2"><table:table-cell table:style-name="Tabla3.A6" office:value-type="string"><text:p text:style-name="P2" loext:marker-style-name="T10"/><text:p text:style-name="P3" loext:marker-style-name="T11"><draw:custom-shape text:anchor-type="as-char" draw:z-index="32" draw:name="Rectángulo 9" draw:style-name="gr3" draw:text-style-name="P18" svg:width="0.2cm" svg:height="0.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3.B6" office:value-type="string"><text:p text:style-name="P4" loext:marker-style-name="T4"><draw:custom-shape text:anchor-type="as-char" draw:z-index="33" draw:name="Cuadro de texto 22" draw:style-name="gr5" draw:text-style-name="P17" svg:width="6.404cm" svg:height="2.329cm"><text:p text:style-name="P10" loext:marker-style-name="T5"/><text:p text:style-name="P6" loext:marker-style-name="T4"><text:span text:style-name="T4">TERCIO SUPERIOR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3.C6" office:value-type="string"><text:p text:style-name="P5" loext:marker-style-name="T4"><draw:custom-shape text:anchor-type="as-char" draw:z-index="34" draw:name="Cuadro de texto 23" draw:style-name="gr7" draw:text-style-name="P17" svg:width="9.208cm" svg:height="2.435cm"><text:p text:style-name="P9" loext:marker-style-name="T9"/><text:p text:style-name="P7" loext:marker-style-name="T12"><text:span text:style-name="T8">ECONOMÍA UNSCH </text:span></text:p><text:p text:style-name="P7" loext:marker-style-name="T12"><text:span text:style-name="T12">Estoy en tercio superior de mi escuela profesional.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/table:table-row></table:table></draw:text-box></draw:frame><text:soft-page-break/></text:p>
      <text:p text:style-name="Standard"/>
      <text:p text:style-name="Standard"><draw:frame draw:style-name="fr1" draw:name="Marco30" text:anchor-type="paragraph" svg:x="0cm" svg:y="0.409cm" svg:width="16.993cm" draw:z-index="56" loext:may-break-between-pages="true"><draw:text-box fo:min-height="0cm"><table:table table:name="Tabla4" table:style-name="Tabla4"><table:table-column table:style-name="Tabla4.A"/><table:table-column table:style-name="Tabla4.B"/><table:table-row table:style-name="Tabla4.1"><table:table-cell table:style-name="Tabla4.A1" table:number-columns-spanned="2" office:value-type="string"><text:p text:style-name="P1" loext:marker-style-name="T4"><text:span text:style-name="T4">HABILIDADES DESTACADAS</text:span></text:p></table:table-cell><table:covered-table-cell/></table:table-row><table:table-row table:style-name="Tabla4.2"><table:table-cell table:style-name="Tabla4.A2" office:value-type="string"><text:p text:style-name="P2" loext:marker-style-name="T10"/><text:p text:style-name="P3" loext:marker-style-name="T11"><draw:custom-shape text:anchor-type="as-char" draw:z-index="36" draw:name="Rectángulo 10" draw:style-name="gr3" draw:text-style-name="P18" svg:width="0.2cm" svg:height="0.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4.B2" office:value-type="string"><text:p text:style-name="P5" loext:marker-style-name="T4"><draw:custom-shape text:anchor-type="as-char" draw:z-index="37" draw:name="Cuadro de texto 19" draw:style-name="gr6" draw:text-style-name="P17" svg:width="15.955cm" svg:height="1.138cm"><text:p text:style-name="P10" loext:marker-style-name="T5"/><text:p text:style-name="P6" loext:marker-style-name="T4"><text:span text:style-name="T4">Liderazgo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/table:table-row><table:table-row table:style-name="Tabla4.2"><table:table-cell table:style-name="Tabla4.A3" office:value-type="string"><text:p text:style-name="P2" loext:marker-style-name="T10"/><text:p text:style-name="P3" loext:marker-style-name="T11"><draw:custom-shape text:anchor-type="as-char" draw:z-index="38" draw:name="Rectángulo 11" draw:style-name="gr3" draw:text-style-name="P18" svg:width="0.2cm" svg:height="0.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4.B3" office:value-type="string"><text:p text:style-name="P5" loext:marker-style-name="T4"><draw:custom-shape text:anchor-type="as-char" draw:z-index="39" draw:name="Cuadro de texto 20" draw:style-name="gr6" draw:text-style-name="P17" svg:width="15.955cm" svg:height="1.138cm"><text:p text:style-name="P10" loext:marker-style-name="T5"/><text:p text:style-name="P6" loext:marker-style-name="T4"><text:span text:style-name="T4">Microsoft Excel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/table:table-row><table:table-row table:style-name="Tabla4.2"><table:table-cell table:style-name="Tabla4.A4" office:value-type="string"><text:p text:style-name="P2" loext:marker-style-name="T10"/><text:p text:style-name="P3" loext:marker-style-name="T11"><draw:custom-shape text:anchor-type="as-char" draw:z-index="40" draw:name="Rectángulo 12" draw:style-name="gr3" draw:text-style-name="P18" svg:width="0.2cm" svg:height="0.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4.B4" office:value-type="string"><text:p text:style-name="P5" loext:marker-style-name="T4"><draw:custom-shape text:anchor-type="as-char" draw:z-index="41" draw:name="Cuadro de texto 24" draw:style-name="gr6" draw:text-style-name="P17" svg:width="15.955cm" svg:height="1.138cm"><text:p text:style-name="P10" loext:marker-style-name="T5"/><text:p text:style-name="P6" loext:marker-style-name="T4"><text:span text:style-name="T4">Trabajo en equipo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/table:table-row><table:table-row table:style-name="Tabla4.2"><table:table-cell table:style-name="Tabla4.A5" office:value-type="string"><text:p text:style-name="P2" loext:marker-style-name="T10"/><text:p text:style-name="P3" loext:marker-style-name="T11"><draw:custom-shape text:anchor-type="as-char" draw:z-index="42" draw:name="Rectángulo 13" draw:style-name="gr3" draw:text-style-name="P18" svg:width="0.2cm" svg:height="0.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4.B5" office:value-type="string"><text:p text:style-name="P5" loext:marker-style-name="T4"><draw:custom-shape text:anchor-type="as-char" draw:z-index="43" draw:name="Cuadro de texto 25" draw:style-name="gr6" draw:text-style-name="P17" svg:width="15.955cm" svg:height="1.138cm"><text:p text:style-name="P10" loext:marker-style-name="T5"/><text:p text:style-name="P6" loext:marker-style-name="T4"><text:span text:style-name="T4">Adaptación al cambio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/table:table-row><table:table-row table:style-name="Tabla4.2"><table:table-cell table:style-name="Tabla4.A6" office:value-type="string"><text:p text:style-name="P2" loext:marker-style-name="T10"/><text:p text:style-name="P3" loext:marker-style-name="T11"><draw:custom-shape text:anchor-type="as-char" draw:z-index="44" draw:name="Rectángulo 14" draw:style-name="gr3" draw:text-style-name="P18" svg:width="0.2cm" svg:height="0.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4.B6" office:value-type="string"><text:p text:style-name="P5" loext:marker-style-name="T4"><draw:custom-shape text:anchor-type="as-char" draw:z-index="45" draw:name="Cuadro de texto 26" draw:style-name="gr6" draw:text-style-name="P17" svg:width="15.955cm" svg:height="1.138cm"><text:p text:style-name="P10" loext:marker-style-name="T5"/><text:p text:style-name="P6" loext:marker-style-name="T4"><text:span text:style-name="T4">Programación R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/table:table-row></table:table></draw:text-box></draw:frame></text:p>
      <text:p text:style-name="Standard"><draw:frame draw:style-name="fr1" draw:name="Marco33" text:anchor-type="paragraph" svg:x="0cm" svg:y="0.409cm" svg:width="16.993cm" draw:z-index="72" loext:may-break-between-pages="true"><draw:text-box fo:min-height="0cm"><table:table table:name="Tabla5" table:style-name="Tabla5"><table:table-column table:style-name="Tabla5.A"/><table:table-column table:style-name="Tabla5.B"/><table:table-column table:style-name="Tabla5.C"/><table:table-row table:style-name="Tabla5.1"><table:table-cell table:style-name="Tabla5.A1" table:number-columns-spanned="3" office:value-type="string"><text:p text:style-name="P1" loext:marker-style-name="T4"><text:span text:style-name="T4">INFORMACIÓN ADICIONAL</text:span></text:p></table:table-cell><table:covered-table-cell/><table:covered-table-cell/></table:table-row><table:table-row table:style-name="Tabla5.2"><table:table-cell table:style-name="Tabla5.A2" office:value-type="string"><text:p text:style-name="P2" loext:marker-style-name="T10"/><text:p text:style-name="P3" loext:marker-style-name="T11"><draw:custom-shape text:anchor-type="as-char" draw:z-index="47" draw:name="Rectángulo 15" draw:style-name="gr3" draw:text-style-name="P18" svg:width="0.2cm" svg:height="0.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5.B2" office:value-type="string"><text:p text:style-name="P4" loext:marker-style-name="T4"><draw:custom-shape text:anchor-type="as-char" draw:z-index="48" draw:name="Cuadro de texto 27" draw:style-name="gr5" draw:text-style-name="P17" svg:width="6.404cm" svg:height="2.329cm"><text:p text:style-name="P10" loext:marker-style-name="T5"/><text:p text:style-name="P6" loext:marker-style-name="T4"><text:span text:style-name="T4">Parlamentario Joven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5.C2" office:value-type="string"><text:p text:style-name="P5" loext:marker-style-name="T4"><draw:custom-shape text:anchor-type="as-char" draw:z-index="49" draw:name="Cuadro de texto 28" draw:style-name="gr4" draw:text-style-name="P17" svg:width="9.208cm" svg:height="2.356cm"><text:p text:style-name="P9" loext:marker-style-name="T9"/><text:p text:style-name="P7" loext:marker-style-name="T12"><text:span text:style-name="T8">Congreso de la República </text:span></text:p><text:p text:style-name="P7" loext:marker-style-name="T12"><text:span text:style-name="T12">Marzo 2018 - diciembre 2018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/table:table-row></table:table></draw:text-box></draw:frame></text:p>
      <text:p text:style-name="Standard"><draw:frame draw:style-name="fr1" draw:name="Marco36" text:anchor-type="paragraph" svg:x="0cm" svg:y="0.409cm" svg:width="16.993cm" draw:z-index="79" loext:may-break-between-pages="true"><draw:text-box fo:min-height="0cm"><table:table table:name="Tabla6" table:style-name="Tabla6"><table:table-column table:style-name="Tabla6.A"/><table:table-column table:style-name="Tabla6.B"/><table:table-column table:style-name="Tabla6.C"/><table:table-row table:style-name="Tabla6.1"><table:table-cell table:style-name="Tabla6.A1" table:number-columns-spanned="3" office:value-type="string"><text:p text:style-name="P1" loext:marker-style-name="T4"><text:span text:style-name="T4">REFERENCIAS ACADÉMICAS</text:span></text:p></table:table-cell><table:covered-table-cell/><table:covered-table-cell/></table:table-row><table:table-row table:style-name="Tabla6.2"><table:table-cell table:style-name="Tabla6.A2" office:value-type="string"><text:p text:style-name="P2" loext:marker-style-name="T10"/><text:p text:style-name="P3" loext:marker-style-name="T11"><draw:custom-shape text:anchor-type="as-char" draw:z-index="52" draw:name="Rectángulo 16" draw:style-name="gr3" draw:text-style-name="P18" svg:width="0.2cm" svg:height="0.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6.B2" office:value-type="string"><text:p text:style-name="P4" loext:marker-style-name="T4"><draw:custom-shape text:anchor-type="as-char" draw:z-index="53" draw:name="Cuadro de texto 29" draw:style-name="gr2" draw:text-style-name="P17" svg:width="6.404cm" svg:height="2.62cm"><text:p text:style-name="P10" loext:marker-style-name="T5"/><text:p text:style-name="P6" loext:marker-style-name="T4"><text:span text:style-name="T4">Parlamento Joven Perú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a6.C2" office:value-type="string"><text:p text:style-name="P5" loext:marker-style-name="T4"><draw:custom-shape text:anchor-type="as-char" draw:z-index="54" draw:name="Cuadro de texto 30" draw:style-name="gr1" draw:text-style-name="P17" svg:width="9.208cm" svg:height="2.567cm"><text:p text:style-name="P9" loext:marker-style-name="T9"/><text:p text:style-name="P7" loext:marker-style-name="T12"><text:span text:style-name="T8">Oficina de Participación Ciudadana del Congreso de la República </text:span></text:p><text:p text:style-name="P7" loext:marker-style-name="T12"><text:span text:style-name="T12">Congreso de la República del Perú</text:span></text:p><text:p text:style-name="P7" loext:marker-style-name="T12"><text:span text:style-name="T12">940538735</text:span></text:p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/table:table-row></table:table></draw:text-box></draw:frame><text:soft-page-break/></text:p>
      <text:p text:style-name="Standard"><draw:frame draw:style-name="fr1" draw:name="Marco37" text:anchor-type="paragraph" svg:x="0cm" svg:y="0.409cm" svg:width="16.993cm" draw:z-index="85" loext:may-break-between-pages="true"><draw:text-box fo:min-height="0cm"><table:table table:name="Tabla7" table:style-name="Tabla7"><table:table-column table:style-name="Tabla7.A"/><table:table-row table:style-name="Tabla7.1"><table:table-cell table:style-name="Tabla7.A1" office:value-type="string"><text:p text:style-name="P1" loext:marker-style-name="T4"><text:span text:style-name="T4">REFERENCIAS LABORALES</text:span></text:p></table:table-cell></table:table-row></table:table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" svg:font-family="'Open Sans'" style:font-family-generic="roman"/>
    <style:font-face style:name="Open Sans Light" svg:font-family="'Open Sans Light'" style:font-family-generic="roman"/>
    <style:font-face style:name="Open Sans Light1" svg:font-family="'Open Sans Light'" style:font-family-generic="system" style:font-pitch="variable"/>
    <style:font-face style:name="Open Sans SemiBold" svg:font-family="'Open Sans SemiBold'" style:font-family-generic="roman"/>
    <style:font-face style:name="Open Sans SemiBold1" svg:font-family="'Open Sans SemiBold'" style:font-family-generic="system" style:font-pitch="variable"/>
    <style:font-face style:name="Open Sans1" svg:font-family="'Open Sans'" style:font-family-generic="system" style:font-pitch="variable"/>
    <style:font-face style:name="Panton" svg:font-family="Panton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P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P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2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0cm" fo:margin-bottom="2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Standard"><draw:frame draw:style-name="Mfr1" draw:name="Picture 101379" text:anchor-type="char" svg:x="2.293cm" svg:y="1.764cm" svg:width="3.531cm" svg:height="3.528cm" draw:z-index="0"><draw:image xlink:href="Pictures/10000000000004DB000004DA76630436.jpg" xlink:type="simple" xlink:show="embed" xlink:actuate="onLoad" draw:mime-type="image/jpeg"/><draw:contour-polygon svg:width="45.006cm" svg:height="43.311cm" svg:viewBox="0 0 45006 43311" draw:points="-763,0 -763,43311 44243,43311 44243,0" draw:recreate-on-edit="false"/></draw:frame></text:p>
      </style:header-firs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slyne Silva Ortiz</meta:initial-creator>
    <dc:creator>EDISON ACHALMA</dc:creator>
    <meta:editing-cycles>92</meta:editing-cycles>
    <meta:creation-date>2020-04-13T19:27:00</meta:creation-date>
    <dc:date>2021-05-28T16:12:00</dc:date>
    <meta:editing-duration>PT13H7M</meta:editing-duration>
    <meta:generator>LibreOffice/24.2.4.2$Linux_X86_64 LibreOffice_project/420$Build-2</meta:generator>
    <meta:document-statistic meta:table-count="7" meta:image-count="1" meta:object-count="0" meta:page-count="3" meta:paragraph-count="99" meta:word-count="244" meta:character-count="1601" meta:non-whitespace-character-count="1406"/>
    <meta:user-defined meta:name="AppVersion">16.0000</meta:user-defined>
    <meta:template xlink:type="simple" xlink:actuate="onRequest" xlink:title="Normal.dotm" xlink:href=""/>
  </office:meta>
</office:document-meta>
</file>